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Kent St. (1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0-3)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Kent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51</text:p>
          </table:table-cell>
          <table:table-cell office:value-type="string">
            <text:p>.098</text:p>
          </table:table-cell>
        </table:table-row>
      </table:table>
      <table:table table:name="Sheet 2">
        <table:table-row>
          <table:table-cell office:value-type="string">
            <text:p>Kent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ONES, S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GERAGHTY, Challe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ING, Myla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YOUNKIN, Heathe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AGALA, Natali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NNESSER, Anni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TULISIAK, Clair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AKRUSKI, Ashley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0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BITTINGER, Kelsey 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STANG, Kaeleig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20</text:p>
          </table:table-cell>
          <table:table-cell office:value-type="string">
            <text:p>119</text:p>
          </table:table-cell>
          <table:table-cell office:value-type="string">
            <text:p>.210</text:p>
          </table:table-cell>
          <table:table-cell office:value-type="string">
            <text:p>4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6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3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10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17</text:p>
          </table:table-cell>
          <table:table-cell office:value-type="string">
            <text:p>127</text:p>
          </table:table-cell>
          <table:table-cell office:value-type="string">
            <text:p>.110</text:p>
          </table:table-cell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